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nnet</text:p>
      <text:p text:style-name="Standard">A sonnet is a fixed poetic form with a structure traditionally consisting of fourteen lines adhering to a set rhyming scheme. The term derives from the Italian word sonetto (lit. 'little song', from the Latin word sonus, lit. 'sound'). Originating in 13th-century Sicily, the sonnet was in time taken up in many European-language areas, mainly to express romantic love at first, although eventually any subject was considered acceptable. Many formal variations were also introduced, including abandonment of the quatorzain limit – and even of rhyme altogether in modern ti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89" meta:character-count="582" meta:non-whitespace-character-count="494"/>
    <meta:user-defined meta:name="AppVersion">14.0000</meta:user-defined>
    <meta:template xlink:type="simple" xlink:actuate="onRequest" xlink:title="Normal.dotm" xlink:href=""/>
  </office:meta>
</office:document-meta>
</file>